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71cm" fo:min-width="1.707cm"/>
    </style:style>
    <style:style style:name="gr2" style:family="graphic" style:parent-style-name="objectwithoutfill">
      <style:graphic-properties svg:stroke-width="0.106cm" draw:marker-start-width="0.359cm" draw:marker-end-width="0.359cm" draw:fill="none" draw:textarea-horizontal-align="center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937cm" svg:height="3.429cm" svg:x="8.747cm" svg:y="11.16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path draw:style-name="gr2" draw:text-style-name="P2" draw:layer="layout" svg:width="3.428cm" svg:height="2.257cm" svg:x="8.993cm" svg:y="8.868cm" svg:viewBox="0 0 3429 2258" svg:d="M0 2258c1651-5080 3429 0 3429 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1T16:51:48.977473188</meta:creation-date>
    <dc:date>2019-12-11T16:59:52.060195071</dc:date>
    <meta:editing-duration>PT8M4S</meta:editing-duration>
    <meta:editing-cycles>1</meta:editing-cycles>
    <meta:document-statistic meta:object-count="2"/>
    <meta:generator>LibreOffice/6.0.7.3$Linux_X86_64 LibreOffice_project/00m0$Build-3</meta:generator>
  </office:meta>
</office:document-meta>
</file>